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AR" officeooo:rsid="00172702" officeooo:paragraph-rsid="00172702"/>
    </style:style>
    <style:style style:name="P2" style:family="paragraph" style:parent-style-name="Standard" style:list-style-name="L1">
      <style:text-properties fo:language="es" fo:country="AR" officeooo:rsid="00172702" officeooo:paragraph-rsid="00172702"/>
    </style:style>
    <style:style style:name="P3" style:family="paragraph" style:parent-style-name="Standard" style:list-style-name="L2">
      <style:text-properties fo:language="es" fo:country="AR" officeooo:rsid="0017dbcd" officeooo:paragraph-rsid="0017dbcd"/>
    </style:style>
    <style:style style:name="P4" style:family="paragraph" style:parent-style-name="Standard">
      <style:text-properties fo:language="es" fo:country="AR" officeooo:rsid="0017dbcd" officeooo:paragraph-rsid="0017dbcd"/>
    </style:style>
    <style:style style:name="P5" style:family="paragraph" style:parent-style-name="Standard">
      <style:text-properties fo:language="es" fo:country="AR" officeooo:rsid="00198ec8" officeooo:paragraph-rsid="00198ec8"/>
    </style:style>
    <style:style style:name="P6" style:family="paragraph" style:parent-style-name="Standard">
      <style:text-properties fo:font-size="16pt" fo:language="es" fo:country="AR" officeooo:rsid="00198ec8" officeooo:paragraph-rsid="00198ec8" style:font-size-asian="16pt" style:font-size-complex="16pt"/>
    </style:style>
    <style:style style:name="P7" style:family="paragraph" style:parent-style-name="Standard">
      <style:text-properties fo:font-size="16pt" fo:language="es" fo:country="AR" officeooo:rsid="00172702" officeooo:paragraph-rsid="00172702" style:font-size-asian="16pt" style:font-size-complex="16pt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e </text:p>
      <text:p text:style-name="P1"/>
      <text:list xml:id="list3465193075" text:style-name="L1">
        <text:list-item>
          <text:p text:style-name="P2">Introduccion</text:p>
        </text:list-item>
        <text:list-item>
          <text:p text:style-name="P2">Supuestos</text:p>
        </text:list-item>
        <text:list-item>
          <text:p text:style-name="P2">Modelo de Dominio</text:p>
        </text:list-item>
        <text:list-item>
          <text:p text:style-name="P2">Diagramas de Clase</text:p>
        </text:list-item>
        <text:list-item>
          <text:p text:style-name="P2">Detalles de implementacion</text:p>
        </text:list-item>
        <text:list-item>
          <text:p text:style-name="P2">Excepciones</text:p>
        </text:list-item>
        <text:list-item>
          <text:p text:style-name="P2">Diagrama de secuenci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I. Introduccion</text:p>
      <text:p text:style-name="P1"/>
      <text:p text:style-name="P1">El presente informe reune la documentacion de la solucion del primer trabajo practico de la materia Algoritmos y Programacion III que consiste en desarrollar una aplicación de un sistema de salud utilizando los conceptos del paradigma de la orientacion a objetos visto hasta ahora en el curso.</text:p>
      <text:p text:style-name="P1"/>
      <text:p text:style-name="P7">II. Supuestos</text:p>
      <text:p text:style-name="P1"/>
      <text:p text:style-name="P1">El presente trabajo fue diseñado e implementado a raiz de los siguientes supuestos</text:p>
      <text:p text:style-name="P1"/>
      <text:list xml:id="list971365507" text:style-name="L2">
        <text:list-item>
          <text:p text:style-name="P3">La clase Algovid no existe si no se pueden crear las clases de Persona, Burbuja y Colegio.</text:p>
        </text:list-item>
        <text:list-item>
          <text:p text:style-name="P3">La clase Burbuja puede ser creada </text:p>
        </text:list-item>
      </text:list>
      <text:p text:style-name="P4"/>
      <text:p text:style-name="P6">III. Diagramas de clase</text:p>
      <text:p text:style-name="P5"/>
      <text:p text:style-name="P6">IV. Detalles de implementac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0T21:00:27.641023347</meta:creation-date>
    <dc:date>2021-05-20T21:35:42.625173358</dc:date>
    <meta:editing-duration>PT3M42S</meta:editing-duration>
    <meta:editing-cycles>1</meta:editing-cycles>
    <meta:generator>LibreOffice/7.1.3.2$Linux_X86_64 LibreOffice_project/12a8e3cbd24a3757385a302d290655d4f3c7ebf1</meta:generator>
    <meta:document-statistic meta:table-count="0" meta:image-count="0" meta:object-count="0" meta:page-count="2" meta:paragraph-count="16" meta:word-count="120" meta:character-count="724" meta:non-whitespace-character-count="627"/>
  </office:meta>
</office:document-meta>
</file>